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 <text:s text:c="31"/>//includes input output header files</text:p>
      <text:p text:style-name="Standard">#include&lt;new&gt; <text:s text:c="36"/></text:p>
      <text:p text:style-name="Standard">using namespace std; <text:s text:c="29"/>//includes all identifiers</text:p>
      <text:p text:style-name="Standard">struct nod{ <text:s text:c="38"/>//creating structures</text:p>
      <text:p text:style-name="Standard">int val; <text:s text:c="40"/>//value part</text:p>
      <text:p text:style-name="Standard">struct nod *next; <text:s text:c="31"/>//link part</text:p>
      <text:p text:style-name="Standard">};</text:p>
      <text:p text:style-name="Standard">class list{ <text:s text:c="36"/>//creating class "list"</text:p>
      <text:p text:style-name="Standard">struct nod *f,*p,*temp; <text:s text:c="24"/>//initializing nodes</text:p>
      <text:p text:style-name="Standard">public:</text:p>
      <text:p text:style-name="Standard">list(){ <text:s text:c="41"/></text:p>
      <text:p text:style-name="Standard">f=NULL; <text:s text:c="40"/>//here f acts as head node</text:p>
      <text:p text:style-name="Standard">}</text:p>
      <text:p text:style-name="Standard">void ins(int num){ <text:s text:c="29"/>//member functions for inserting a node</text:p>
      <text:p text:style-name="Standard">struct nod *p=new struct nod; <text:s text:c="17"/>//initializing and allocating memory for new node</text:p>
      <text:p text:style-name="Standard">p-&gt;val=num; <text:s text:c="33"/>//value part of p will contain the number</text:p>
      <text:p text:style-name="Standard">p-&gt;next=f; <text:s text:c="34"/>//link part of the node will point to head node i.e f</text:p>
      <text:p text:style-name="Standard">f=p; <text:s text:c="40"/>//header node f=new node p</text:p>
      <text:p text:style-name="Standard">cout&lt;&lt;"Item inserted";</text:p>
      <text:p text:style-name="Standard">}</text:p>
      <text:p text:style-name="Standard">void del(){ <text:s text:c="32"/>//delete function</text:p>
      <text:p text:style-name="Standard"><text:s/>temp=f; <text:s text:c="22"/>//assigning temp node to head f</text:p>
      <text:p text:style-name="Standard">if(temp==NULL){ <text:s text:c="24"/>//condition when list is empty</text:p>
      <text:p text:style-name="Standard">cout&lt;&lt;"Can't delete";</text:p>
      <text:p text:style-name="Standard">}</text:p>
      <text:p text:style-name="Standard">f=f-&gt;next; <text:s text:c="27"/>//front f points to its link</text:p>
      <text:p text:style-name="Standard">free(temp); <text:s text:c="25"/>//free node temp</text:p>
      <text:p text:style-name="Standard">cout&lt;&lt;"Item deleted";</text:p>
      <text:p text:style-name="Standard">}</text:p>
      <text:p text:style-name="Standard">void display(){ <text:s text:c="20"/>//display function</text:p>
      <text:p text:style-name="Standard"><text:s/>temp=f; <text:s text:c="27"/>//assigning temp node to head f</text:p>
      <text:p text:style-name="Standard">if(temp==NULL){ <text:s text:c="27"/>//condition when list is empty</text:p>
      <text:p text:style-name="Standard">cout&lt;&lt;"Cant display";</text:p>
      <text:p text:style-name="Standard">}</text:p>
      <text:p text:style-name="Standard">cout&lt;&lt;"The elements are:";</text:p>
      <text:p text:style-name="Standard">while(temp!=NULL){ <text:s text:c="21"/>//while loop</text:p>
      <text:p text:style-name="Standard">cout&lt;&lt;" "&lt;&lt;temp-&gt;val; <text:s text:c="18"/>//printing the value in the node</text:p>
      <text:p text:style-name="Standard">temp=temp-&gt;next; <text:s text:c="23"/>//assigning temp to its next node to print</text:p>
      <text:p text:style-name="Standard">}</text:p>
      <text:p text:style-name="Standard">}</text:p>
      <text:p text:style-name="Standard">};</text:p>
      <text:p text:style-name="Standard">int main(){</text:p>
      <text:p text:style-name="Standard">int x,a; <text:s text:c="35"/>//initializing x and a</text:p>
      <text:p text:style-name="Standard">list obj; <text:s text:c="35"/>//creating object of class list</text:p>
      <text:p text:style-name="Standard">cout&lt;&lt;"1.Insert 2.Delete 3.Exit"; <text:s text:c="10"/></text:p>
      <text:p text:style-name="Standard">while(1){ <text:s text:c="34"/>//while loop</text:p>
      <text:p text:style-name="Standard">cout&lt;&lt;"Enter the choise:";</text:p>
      <text:p text:style-name="Standard">cin&gt;&gt;a; <text:s text:c="37"/>//reads a</text:p>
      <text:p text:style-name="Standard">switch(a){ <text:s text:c="35"/>//switch</text:p>
      <text:p text:style-name="Standard">case 1: cout&lt;&lt;"Enter the number:";</text:p>
      <text:p text:style-name="Standard"><text:s text:c="8"/>cin&gt;&gt;x; <text:s text:c="30"/>//reads x</text:p>
      <text:p text:style-name="Standard"><text:s text:c="8"/>obj.ins(x); <text:s text:c="27"/>//accessing function of a class</text:p>
      <text:p text:style-name="Standard"><text:soft-page-break/><text:s text:c="8"/>obj.display();</text:p>
      <text:p text:style-name="Standard"><text:s text:c="8"/>break;</text:p>
      <text:p text:style-name="Standard">case 2: obj.del();</text:p>
      <text:p text:style-name="Standard"><text:s text:c="8"/>obj.display();</text:p>
      <text:p text:style-name="Standard"><text:s text:c="8"/>break;</text:p>
      <text:p text:style-name="Standard">case 3:exit(0);</text:p>
      <text:p text:style-name="Standard"><text:s text:c="8"/>}</text:p>
      <text:p text:style-name="Standard"><text:s text:c="8"/>}</text:p>
      <text:p text:style-name="Standard"><text:s text:c="6"/>}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8T10:31:45.884914639</meta:creation-date>
    <dc:date>2023-06-08T10:33:01.213977091</dc:date>
    <meta:editing-duration>PT1M16S</meta:editing-duration>
    <meta:editing-cycles>1</meta:editing-cycles>
    <meta:document-statistic meta:table-count="0" meta:image-count="0" meta:object-count="0" meta:page-count="2" meta:paragraph-count="61" meta:word-count="234" meta:character-count="2631" meta:non-whitespace-character-count="1373"/>
    <meta:generator>LibreOffice/6.4.7.2$Linux_X86_64 LibreOffice_project/40$Build-2</meta:generator>
  </office:meta>
</office:document-meta>
</file>